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rOutputStream.closeEnt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rOutputStream.putNextEntry( TarEntry entr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TarOutputStream.setDebug( boolean debug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OutputStream.fini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OutputStream.TarOutputStream( OutputStream os , int blockSize , int record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arOutputStream.write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rOutputStream.getRecord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OutputStream.setBufferDebug( boolean debu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OutputStream.setLongFileMode( int longFile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OutputStream.TarOutput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OutputStream.write( byte [ ] wBuf , int wOffset , int numToWrit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TarOutputStream.writeEOFRecor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arOutputStream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arOutputStream.write( byte [ ] wBu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rOutputStream.TarOutputStream( OutputStream os , int block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